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Heading_20_5">
      <style:paragraph-properties fo:text-align="start" style:justify-single-word="false"/>
      <style:text-properties fo:font-size="12pt" style:text-underline-style="none" fo:font-weight="normal" officeooo:rsid="00068b69" officeooo:paragraph-rsid="00068b69" style:font-size-asian="10.5pt" style:font-weight-asian="normal" style:font-size-complex="12pt" style:font-weight-complex="normal"/>
    </style:style>
    <style:style style:name="P2" style:family="paragraph" style:parent-style-name="Preformatted_20_Text">
      <style:paragraph-properties fo:margin-top="0cm" fo:margin-bottom="0.499cm" style:contextual-spacing="false" style:writing-mode="lr-tb"/>
    </style:style>
    <style:style style:name="P3" style:family="paragraph" style:parent-style-name="Preformatted_20_Text" style:list-style-name="L3">
      <style:paragraph-properties fo:margin-top="0cm" fo:margin-bottom="0.499cm" style:contextual-spacing="false" style:writing-mode="lr-tb"/>
    </style:style>
    <style:style style:name="P4" style:family="paragraph" style:parent-style-name="Preformatted_20_Text" style:list-style-name="L3">
      <style:paragraph-properties fo:margin-top="0cm" fo:margin-bottom="0.499cm" style:contextual-spacing="false" style:writing-mode="lr-tb"/>
      <style:text-properties officeooo:paragraph-rsid="00068b69"/>
    </style:style>
    <style:style style:name="P5" style:family="paragraph" style:parent-style-name="Preformatted_20_Text">
      <style:paragraph-properties fo:margin-top="0cm" fo:margin-bottom="0.499cm" style:contextual-spacing="false" style:writing-mode="lr-tb"/>
      <style:text-properties officeooo:paragraph-rsid="00068b69"/>
    </style:style>
    <style:style style:name="P6" style:family="paragraph" style:parent-style-name="Preformatted_20_Text">
      <style:text-properties style:font-name="Liberation Serif" fo:font-size="12pt" style:font-size-asian="12pt" style:font-size-complex="12pt"/>
    </style:style>
    <style:style style:name="P7" style:family="paragraph" style:parent-style-name="Preformatted_20_Text" style:list-style-name="L3">
      <style:text-properties style:font-name="Liberation Serif" fo:font-size="12pt" style:font-size-asian="12pt" style:font-size-complex="12pt"/>
    </style:style>
    <style:style style:name="P8" style:family="paragraph" style:parent-style-name="Preformatted_20_Text" style:list-style-name="L1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15pt" style:text-underline-style="solid" style:text-underline-width="auto" style:text-underline-color="font-color" fo:font-weight="bold" officeooo:rsid="00068b69" officeooo:paragraph-rsid="00068b69" style:font-size-asian="15pt" style:font-weight-asian="bold" style:font-size-complex="15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68b69" officeooo:paragraph-rsid="00068b69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center" style:justify-single-word="false"/>
      <style:text-properties style:font-name="Liberation Serif" fo:font-size="12pt" style:text-underline-style="solid" style:text-underline-width="auto" style:text-underline-color="font-color" fo:font-weight="bold" officeooo:rsid="00068b69" officeooo:paragraph-rsid="00068b69" style:font-size-asian="12pt" style:font-weight-asian="bold" style:font-size-complex="12pt" style:font-weight-complex="bold"/>
    </style:style>
    <style:style style:name="P12" style:family="paragraph" style:parent-style-name="Text_20_body" style:list-style-name="L2"/>
    <style:style style:name="P13" style:family="paragraph" style:parent-style-name="Text_20_body" style:list-style-name="L2">
      <style:text-properties officeooo:paragraph-rsid="00068b69"/>
    </style:style>
    <style:style style:name="P14" style:family="paragraph" style:parent-style-name="Text_20_body" style:list-style-name="L3"/>
    <style:style style:name="P15" style:family="paragraph" style:parent-style-name="Text_20_body" style:list-style-name="L3">
      <style:text-properties officeooo:paragraph-rsid="00068b69"/>
    </style:style>
    <style:style style:name="P16" style:family="paragraph" style:parent-style-name="Text_20_body">
      <style:paragraph-properties fo:margin-top="0cm" fo:margin-bottom="0.499cm" style:contextual-spacing="false" style:writing-mode="lr-tb"/>
    </style:style>
    <style:style style:name="P17" style:family="paragraph" style:parent-style-name="Text_20_body">
      <style:text-properties style:font-name="Liberation Serif" fo:font-size="12pt" style:font-size-asian="12pt" style:font-size-complex="12pt"/>
    </style:style>
    <style:style style:name="P18" style:family="paragraph" style:parent-style-name="Text_20_body" style:list-style-name="L3">
      <style:text-properties style:font-name="Liberation Serif" fo:font-size="12pt" style:font-size-asian="12pt" style:font-size-complex="12pt"/>
    </style:style>
    <style:style style:name="P19" style:family="paragraph" style:parent-style-name="Text_20_body" style:list-style-name="L3">
      <style:text-properties style:font-name="Liberation Serif" fo:font-size="12pt" officeooo:rsid="00068b69" officeooo:paragraph-rsid="00068b69" style:font-size-asian="12pt" style:font-size-complex="12pt"/>
    </style:style>
    <style:style style:name="P20" style:family="paragraph" style:parent-style-name="Text_20_body">
      <style:paragraph-properties fo:text-align="start" style:justify-single-word="false"/>
      <style:text-properties fo:font-size="12pt" style:text-underline-style="none" fo:font-weight="normal" officeooo:rsid="00068b69" officeooo:paragraph-rsid="00068b69" style:font-size-asian="10.5pt" style:font-weight-asian="normal" style:font-size-complex="12pt" style:font-weight-complex="normal"/>
    </style:style>
    <style:style style:name="T1" style:family="text">
      <style:text-properties officeooo:rsid="00068b69"/>
    </style:style>
    <style:style style:name="T2" style:family="text">
      <style:text-properties style:font-name="Liberation Serif"/>
    </style:style>
    <style:style style:name="T3" style:family="text">
      <style:text-properties style:font-name="Liberation Serif" style:font-size-asian="12pt"/>
    </style:style>
    <style:style style:name="T4" style:family="text">
      <style:text-properties style:font-name="Liberation Serif" fo:font-size="12pt" style:font-size-asian="12pt" style:font-size-complex="12pt"/>
    </style:style>
    <style:style style:name="T5" style:family="text">
      <style:text-properties style:font-name="Liberation Serif" fo:font-size="12pt" officeooo:rsid="00068b69" style:font-size-asian="12pt" style:font-size-complex="12pt"/>
    </style:style>
    <style:style style:name="T6" style:family="text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T7" style:family="text">
      <style:text-properties style:font-name="Liberation Serif" fo:font-size="12pt" fo:font-weight="bold" officeooo:rsid="00068b69" style:font-size-asian="12pt" style:font-weight-asian="bold" style:font-size-complex="12pt" style:font-weight-complex="bold"/>
    </style:style>
    <style:style style:name="T8" style:family="text">
      <style:text-properties style:font-name="Liberation Serif" fo:font-size="12pt" fo:font-style="italic" style:font-size-asian="12pt" style:font-style-asian="italic" style:font-size-complex="12pt" style:font-style-complex="italic"/>
    </style:style>
    <style:style style:name="T9" style:family="text">
      <style:text-properties style:font-name="Liberation Serif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10" style:family="text">
      <style:text-properties style:font-name="Liberation Serif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11" style:family="text">
      <style:text-properties style:font-name="Liberation Serif" officeooo:rsid="00068b69"/>
    </style:style>
    <style:style style:name="T12" style:family="text">
      <style:text-properties style:font-name="Liberation Serif" fo:font-weight="bold" style:font-weight-asian="bold" style:font-weight-complex="bold"/>
    </style:style>
    <style:style style:name="T13" style:family="text">
      <style:text-properties style:font-name="Liberation Serif" fo:font-weight="bold" officeooo:rsid="00068b69" style:font-weight-asian="bold" style:font-weight-complex="bold"/>
    </style:style>
    <style:style style:name="T14" style:family="text">
      <style:text-properties fo:font-size="12pt" style:font-size-asian="12pt" style:font-size-complex="12pt"/>
    </style:style>
    <style:style style:name="T15" style:family="text">
      <style:text-properties fo:font-size="12pt" fo:font-weight="bold" style:font-size-asian="12pt" style:font-weight-asian="bold" style:font-size-complex="12pt" style:font-weight-complex="bold"/>
    </style:style>
    <style:style style:name="T16" style:family="text">
      <style:text-properties fo:font-size="12pt" fo:font-weight="bold" officeooo:rsid="00068b69" style:font-size-asian="12pt" style:font-weight-asian="bold" style:font-size-complex="12pt" style:font-weight-complex="bold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officeooo:rsid="00068b69" style:font-weight-asian="bold" style:font-weight-complex="bold"/>
    </style:style>
    <style:style style:name="T19" style:family="text">
      <style:text-properties style:font-size-asian="12pt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GESTION DE USUARIOS Y GRUPOS</text:p>
      <text:p text:style-name="P11"/>
      <text:h text:style-name="P1" text:outline-level="5"><text:span text:style-name="Strong_20_Emphasis"><text:span text:style-name="T3">A) Crear un nuevo usuario</text:span></text:span></text:h>
      <text:p text:style-name="P20"><text:span text:style-name="Strong_20_Emphasis"><text:span text:style-name="T3"/></text:span></text:p>
      <text:p text:style-name="Text_20_body"><text:span text:style-name="T4">Para crear un usuario, utilizamos el comando </text:span><text:span text:style-name="Source_20_Text"><text:span text:style-name="T6">adduser</text:span></text:span><text:span text:style-name="T4">. Este comando no solo crea un usuario, sino que también crea su directorio de inicio y solicita establecer una contraseña.</text:span></text:p>
      <text:p text:style-name="P2"><text:span text:style-name="Source_20_Text"><text:span text:style-name="T6">sudo adduser nombre_usuario</text:span></text:span></text:p>
      <text:p text:style-name="P16"><text:span text:style-name="Source_20_Text"><text:span text:style-name="T7">B)</text:span></text:span><text:span text:style-name="Source_20_Text"><text:span text:style-name="T7"> </text:span></text:span><text:span text:style-name="Source_20_Text"><text:span text:style-name="T6">Cambiar la contraseña de </text:span></text:span><text:span text:style-name="Source_20_Text"><text:span text:style-name="T7">un usuario</text:span></text:span><text:span text:style-name="Source_20_Text"><text:span text:style-name="T6">:</text:span></text:span></text:p>
      <text:list text:style-name="L1">
        <text:list-header>
          <text:p text:style-name="P8"/>
        </text:list-header>
      </text:list>
      <text:p text:style-name="P5"><text:span text:style-name="Source_20_Text"><text:span text:style-name="T7">sudo passwd nombre_usuario</text:span></text:span></text:p>
      <text:h text:style-name="Heading_20_5" text:outline-level="5"><text:span text:style-name="Strong_20_Emphasis"><text:span text:style-name="T5">C</text:span></text:span><text:span text:style-name="Strong_20_Emphasis"><text:span text:style-name="T4">) Asignar usuarios a grupos específicos</text:span></text:span></text:h>
      <text:list xml:id="list503816315" text:style-name="L2">
        <text:list-item>
          <text:p text:style-name="P13"><text:span text:style-name="T4">Crear un grupo llamado "proyectos": </text:span><text:span text:style-name="Source_20_Text"><text:span text:style-name="T10">sudo addgroup proyectos</text:span></text:span></text:p>
        </text:list-item>
        <text:list-item>
          <text:p text:style-name="P12"><text:span text:style-name="T4">Añadir el usuario "</text:span><text:span text:style-name="T5">nombre_usuario</text:span><text:span text:style-name="T4">" al grupo "proyectos": </text:span><text:span text:style-name="Source_20_Text"><text:span text:style-name="T6">sudo usermod -aG proyectos</text:span></text:span><text:span text:style-name="Source_20_Text"><text:span text:style-name="T4"> </text:span></text:span><text:span text:style-name="Source_20_Text"><text:span text:style-name="T7">nombre_usuario</text:span></text:span></text:p>
        </text:list-item>
        <text:list-item>
          <text:p text:style-name="P12"><text:span text:style-name="T4">Verifica los grupos a los que pertenece "</text:span><text:span text:style-name="T5">nombre_usuario</text:span><text:span text:style-name="T4">":</text:span><text:span text:style-name="T6"> </text:span><text:span text:style-name="Source_20_Text"><text:span text:style-name="T6">groups </text:span></text:span><text:span text:style-name="Source_20_Text"><text:span text:style-name="T7">nombre_usuario</text:span></text:span></text:p>
        </text:list-item>
      </text:list>
      <text:h text:style-name="Heading_20_5" text:outline-level="5"><text:span text:style-name="Strong_20_Emphasis"><text:span text:style-name="T5">D</text:span></text:span><text:span text:style-name="Strong_20_Emphasis"><text:span text:style-name="T4">) Configurar permisos de archivo basados en grupos</text:span></text:span></text:h>
      <text:p text:style-name="P17">Vamos a crear un archivo, cambiar su grupo y ajustar los permisos para que solo los miembros de ese grupo puedan modificarlo.</text:p>
      <text:list xml:id="list1467178653" text:style-name="L3">
        <text:list-item>
          <text:p text:style-name="P14"><text:span text:style-name="T4">Como superusuario (root), crea un archivo en el directorio </text:span><text:span text:style-name="Source_20_Text"><text:span text:style-name="T4">/home/</text:span></text:span><text:span text:style-name="Source_20_Text"><text:span text:style-name="T5">nombre_usuario</text:span></text:span><text:span text:style-name="T4">:</text:span></text:p>
        </text:list-item>
      </text:list>
      <text:p text:style-name="P6"/>
      <text:list xml:id="list140822725027210" text:continue-numbering="true" text:style-name="L3">
        <text:list-header>
          <text:p text:style-name="P4"><text:span text:style-name="Source_20_Text"><text:span text:style-name="T6">sudo touch /home/</text:span></text:span><text:span text:style-name="Source_20_Text"><text:span text:style-name="T7">nombre_usuario</text:span></text:span><text:span text:style-name="Source_20_Text"><text:span text:style-name="T6">/documento.txt</text:span></text:span></text:p>
        </text:list-header>
        <text:list-item>
          <text:p text:style-name="P18">Cambiar el grupo del archivo a "proyectos":</text:p>
          <text:p text:style-name="P7"/>
          <text:p text:style-name="P4"><text:span text:style-name="Source_20_Text"><text:span text:style-name="T6">sudo chown :proyectos /home/</text:span></text:span><text:span text:style-name="Source_20_Text"><text:span text:style-name="T7">nombre_usuario</text:span></text:span><text:span text:style-name="Source_20_Text"><text:span text:style-name="T6">/documento.txt</text:span></text:span></text:p>
        </text:list-item>
        <text:list-item>
          <text:p text:style-name="P18">Ajustar los permisos del archivo para que solo el dueño y los miembros del grupo "proyectos" puedan escribir en él:</text:p>
          <text:p text:style-name="P7"/>
          <text:p text:style-name="P4"><text:span text:style-name="Source_20_Text"><text:span text:style-name="T6">sudo chmod 764 /home/</text:span></text:span><text:span text:style-name="Source_20_Text"><text:span text:style-name="T7">nombre_usuario</text:span></text:span><text:span text:style-name="Source_20_Text"><text:span text:style-name="T6">/documento.txt</text:span></text:span></text:p>
          <text:p text:style-name="P15"><text:span text:style-name="T4">Esto le da al dueño del archivo (</text:span><text:span text:style-name="Source_20_Text"><text:span text:style-name="T5">nombre_usuario</text:span></text:span><text:span text:style-name="T4">) permisos de lectura, escritura, y ejecución; al grupo "proyectos" permisos de lectura y escritura; y al resto de los usuarios solo permisos de lectura.</text:span></text:p>
        </text:list-item>
        <text:list-item>
          <text:p text:style-name="P18">Verifica los permisos:</text:p>
          <text:p text:style-name="P7"/>
          <text:p text:style-name="P4"><text:span text:style-name="Source_20_Text"><text:span text:style-name="T6">ls -l /home/</text:span></text:span><text:span text:style-name="Source_20_Text"><text:span text:style-name="T7">nombre_usuario</text:span></text:span><text:span text:style-name="Source_20_Text"><text:span text:style-name="T6">/documento.txt</text:span></text:span></text:p>
          <text:p text:style-name="P19">salida de consola:</text:p>
          <text:p text:style-name="P3"><text:soft-page-break/><text:span text:style-name="Source_20_Text"><text:span text:style-name="T8">-rwxrw-r-- 1 maria proyectos 0 sep 9 12:00 documento.txt</text:span></text:span></text:p>
        </text:list-item>
      </text:list>
      <text:p text:style-name="P2"/>
      <text:p text:style-name="P10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A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NSimSun1" style:font-family-asian="NSimSun" style:font-family-generic-asian="system" style:font-pitch-asian="variable" style:font-size-asian="10pt" style:font-weight-asian="bold" style:font-name-complex="Lucida Sans1" style:font-family-complex="'Lucida Sans'" style:font-family-generic-complex="system" style:font-pitch-complex="variable" style:font-size-complex="10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09T13:08:18.579000000</meta:creation-date>
    <dc:date>2024-09-09T14:08:20.467000000</dc:date>
    <meta:editing-duration>PT1H2S</meta:editing-duration>
    <meta:editing-cycles>1</meta:editing-cycles>
    <meta:document-statistic meta:table-count="0" meta:image-count="0" meta:object-count="0" meta:page-count="2" meta:paragraph-count="23" meta:word-count="222" meta:character-count="1510" meta:non-whitespace-character-count="1318"/>
    <meta:generator>LibreOffice/7.5.3.2$Windows_X86_64 LibreOffice_project/9f56dff12ba03b9acd7730a5a481eea045e468f3</meta:generator>
  </office:meta>
</office:document-meta>
</file>